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Fira Code" svg:font-family="'Fira Code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 Slab" svg:font-family="'Roboto Slab'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8pt" style:font-size-asian="8pt" style:font-name-complex="Times New Roman1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paragraph-rsid="00173e20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157a05"/>
    </style:style>
    <style:style style:name="P7" style:family="paragraph" style:parent-style-name="Standard">
      <style:paragraph-properties fo:text-align="justify" style:justify-single-word="false"/>
      <style:text-properties officeooo:paragraph-rsid="00160cfe"/>
    </style:style>
    <style:style style:name="P8" style:family="paragraph" style:parent-style-name="Standard">
      <style:paragraph-properties fo:text-align="justify" style:justify-single-word="false"/>
      <style:text-properties officeooo:paragraph-rsid="00173e20"/>
    </style:style>
    <style:style style:name="P9" style:family="paragraph" style:parent-style-name="Standard">
      <style:paragraph-properties fo:text-align="justify" style:justify-single-word="false"/>
      <style:text-properties style:font-name="Fira Code" fo:font-size="12pt" officeooo:paragraph-rsid="00115d24" style:font-size-asian="12pt" style:font-name-complex="Times New Roman1" style:font-size-complex="12pt"/>
    </style:style>
    <style:style style:name="P10" style:family="paragraph" style:parent-style-name="Standard">
      <style:paragraph-properties fo:text-align="justify" style:justify-single-word="false" style:writing-mode="lr-tb"/>
      <style:text-properties officeooo:rsid="001206ed" officeooo:paragraph-rsid="001206ed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fo:color="#395511" loext:opacity="100%" style:font-name="Fira Code" fo:font-size="12pt" officeooo:paragraph-rsid="00134ad5" style:font-size-asian="12pt" style:font-name-complex="Times New Roman1" style:font-size-complex="12pt"/>
    </style:style>
    <style:style style:name="T1" style:family="text">
      <style:text-properties style:font-name="Times New Roman" fo:font-size="14pt" style:font-size-asian="14pt" style:font-name-complex="Times New Roman1" style:font-size-complex="12pt"/>
    </style:style>
    <style:style style:name="T2" style:family="text">
      <style:text-properties style:font-name="Times New Roman" style:font-name-complex="Times New Roman1" style:font-size-complex="12pt"/>
    </style:style>
    <style:style style:name="T3" style:family="text">
      <style:text-properties style:font-name="Times New Roman" fo:font-size="13pt" style:font-size-asian="13pt" style:font-name-complex="Times New Roman1" style:font-size-complex="13pt"/>
    </style:style>
    <style:style style:name="T4" style:family="text">
      <style:text-properties style:font-name="Times New Roman" fo:font-size="13pt" officeooo:rsid="00134ad5" style:font-size-asian="13pt" style:font-name-complex="Times New Roman1" style:font-size-complex="13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2de3b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57a05" style:font-size-asian="12pt" style:font-name-complex="Times New Roman1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9" style:family="text">
      <style:text-properties style:text-position="sub 58%" style:font-name="Times New Roman" fo:font-size="12pt" style:font-size-asian="12pt" style:font-name-complex="Times New Roman1" style:font-size-complex="12pt"/>
    </style:style>
    <style:style style:name="T10" style:family="text">
      <style:text-properties style:text-position="sub 58%" officeooo:rsid="00134ad5"/>
    </style:style>
    <style:style style:name="T11" style:family="text">
      <style:text-properties officeooo:rsid="00115d24"/>
    </style:style>
    <style:style style:name="T12" style:family="text">
      <style:text-properties officeooo:rsid="001206ed"/>
    </style:style>
    <style:style style:name="T13" style:family="text">
      <style:text-properties fo:color="#c9211e" loext:opacity="100%" officeooo:rsid="001206ed"/>
    </style:style>
    <style:style style:name="T14" style:family="text">
      <style:text-properties fo:color="#c9211e" loext:opacity="100%" officeooo:rsid="0012de3b"/>
    </style:style>
    <style:style style:name="T15" style:family="text">
      <style:text-properties officeooo:rsid="0012de3b"/>
    </style:style>
    <style:style style:name="T16" style:family="text">
      <style:text-properties fo:color="#395511" loext:opacity="100%" officeooo:rsid="00115d24"/>
    </style:style>
    <style:style style:name="T17" style:family="text">
      <style:text-properties fo:color="#395511" loext:opacity="100%" officeooo:rsid="001206ed"/>
    </style:style>
    <style:style style:name="T18" style:family="text">
      <style:text-properties fo:color="#395511" loext:opacity="100%" officeooo:rsid="0012de3b"/>
    </style:style>
    <style:style style:name="T19" style:family="text">
      <style:text-properties fo:color="#395511" loext:opacity="100%" style:font-name="Times New Roman" fo:font-size="12pt" style:font-size-asian="12pt" style:font-name-complex="Times New Roman1" style:font-size-complex="12pt"/>
    </style:style>
    <style:style style:name="T20" style:family="text">
      <style:text-properties fo:color="#395511" loext:opacity="100%" style:font-name="Times New Roman" fo:font-size="12pt" officeooo:rsid="0012de3b" style:font-size-asian="12pt" style:font-name-complex="Times New Roman1" style:font-size-complex="12pt"/>
    </style:style>
    <style:style style:name="T21" style:family="text">
      <style:text-properties fo:color="#395511" loext:opacity="100%" style:font-name="Times New Roman" fo:font-size="12pt" officeooo:rsid="0018e91e" style:font-size-asian="12pt" style:font-name-complex="Times New Roman1" style:font-size-complex="12pt"/>
    </style:style>
    <style:style style:name="T22" style:family="text">
      <style:text-properties fo:color="#395511" loext:opacity="100%" style:font-name="Times New Roman" fo:font-size="12pt" fo:font-style="italic" officeooo:rsid="0012de3b" style:font-size-asian="12pt" style:font-style-asian="italic" style:font-name-complex="Times New Roman1" style:font-size-complex="12pt" style:font-style-complex="italic"/>
    </style:style>
    <style:style style:name="T23" style:family="text">
      <style:text-properties officeooo:rsid="00134ad5"/>
    </style:style>
    <style:style style:name="T24" style:family="text">
      <style:text-properties style:text-position="0% 100%" officeooo:rsid="00134ad5"/>
    </style:style>
    <style:style style:name="T25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style:vertical-rel="paragraph" style:horizontal-pos="from-left" style:horizontal-rel="paragraph" fo:padding="0cm" fo:border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TIVIDADE AVALIATIVA</text:span></text:p>
      <text:p text:style-name="P1"><text:span text:style-name="T1">Aritmética - 1</text:span></text:p>
      <text:p text:style-name="P2"/>
      <text:p text:style-name="Standard"><text:span text:style-name="T3">Estudante: </text:span><text:span text:style-name="T4">Wagner Clemente Coelho Batalha 20/0044486</text:span></text:p>
      <text:p text:style-name="Standard"><text:span text:style-name="T3">Estudante: </text:span><text:span text:style-name="T4">Eder de Amaral Amorim 17/0140636</text:span></text:p>
      <text:p text:style-name="P3"/>
      <text:p text:style-name="P5"><text:span text:style-name="T5">Nos exercícios a seguir, apresente os cálculos e justifique cada resposta.</text:span></text:p>
      <text:p text:style-name="P3"/>
      <text:p text:style-name="P5"><text:span text:style-name="T5">1) Efetue a negação do seguinte número binário. Converta os números original e negado para decimal. Ele estão sendo interpretados em complemento de dois.</text:span></text:p>
      <text:p text:style-name="P5"><text:span text:style-name="T5">(00100111)</text:span><text:span text:style-name="T9">2</text:span></text:p>
      <text:p text:style-name="P11"><text:span text:style-name="T23">numero original: 39</text:span><text:span text:style-name="T10">10 </text:span></text:p>
      <text:p text:style-name="P11"><text:span text:style-name="T24">numero binário negado: </text:span><text:span text:style-name="T11">11011001</text:span><text:span text:style-name="T10">2</text:span><text:span text:style-name="T11"> </text:span><text:span text:style-name="T23">valor em decimal: -39</text:span><text:span text:style-name="T10">10</text:span></text:p>
      <text:p text:style-name="P5"><text:span text:style-name="T5">2) Estenda de 16 bits para 32 bits o seguinte número binário. Ele está sendo interpretado em complemento de dois. </text:span></text:p>
      <text:p text:style-name="P5"><text:span text:style-name="T5">(1010010110100110)</text:span><text:span text:style-name="T9">2</text:span></text:p>
      <text:p text:style-name="P9"><text:span text:style-name="T16">11111111111111111010010110100110</text:span></text:p>
      <text:p text:style-name="P5"><text:span text:style-name="T5">3) Efetue a adição dos seguintes números binários</text:span><text:bookmark text:name="_GoBack"/><text:span text:style-name="T5">.</text:span></text:p>
      <text:p text:style-name="P7"><text:span text:style-name="T5"><text:s text:c="12"/>0110<text:tab/><text:tab/><text:tab/> <text:s text:c="4"/>0111 <text:s text:c="8"/></text:span></text:p>
      <text:p text:style-name="P7"><text:span text:style-name="T5"><text:s text:c="10"/></text:span><text:span text:style-name="T8">+1011</text:span><text:span text:style-name="T5"><text:tab/><text:tab/><text:tab/> <text:s/></text:span><text:span text:style-name="T8"><text:s/>+1011</text:span><text:span text:style-name="T5"> <text:s text:c="2"/></text:span></text:p>
      <text:p text:style-name="P6"><draw:frame draw:style-name="fr3" draw:name="Object2" text:anchor-type="char" svg:x="5.195cm" svg:y="-0.171cm" svg:width="1.312cm" svg:height="1.725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1" text:anchor-type="char" svg:x="0.889cm" svg:y="-0.116cm" svg:width="1.312cm" svg:height="1.72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7"/></text:p>
      <text:p text:style-name="P6"><text:span text:style-name="T7"/></text:p>
      <text:p text:style-name="P6"><text:span text:style-name="T7">4</text:span><text:span text:style-name="T5">) Efetue a subtração dos seguintes números binários.</text:span></text:p>
      <text:p text:style-name="P8"><text:span text:style-name="T5"><text:s text:c="12"/>0110<text:tab/><text:tab/><text:tab/> <text:s text:c="4"/>0111 <text:s text:c="8"/></text:span></text:p>
      <text:p text:style-name="P4"><text:s text:c="11"/><text:span text:style-name="T25">-1011</text:span><text:tab/><text:tab/><text:tab/> <text:s text:c="2"/><text:span text:style-name="T25"><text:s/>-1001</text:span> <text:s text:c="7"/></text:p>
      <text:p text:style-name="P3"><draw:frame draw:style-name="fr2" draw:name="Object3" text:anchor-type="char" svg:x="0.877cm" svg:y="0.053cm" svg:width="1.388cm" svg:height="1.725cm" draw:z-index="1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4" text:anchor-type="char" svg:x="5.226cm" svg:y="0.129cm" svg:width="1.388cm" svg:height="1.445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7"/></text:p>
      <text:p text:style-name="P5"><text:span text:style-name="T5"/></text:p>
      <text:p text:style-name="P5"><text:span text:style-name="T5">5) Explicite se ocorreu overflow nos exercícios 3 e 4 (esse processador é de 4 bits). Explique o motivo.</text:span></text:p>
      <text:p text:style-name="P10"><text:span text:style-name="T19">Ocorreu nas somas da questão 3 e n</text:span><text:span text:style-name="T21">as subtrações da </text:span><text:span text:style-name="T19">4. Na questão 3 o </text:span><text:span text:style-name="T21">valor do </text:span><text:span text:style-name="T19">resultado da soma excedeu 4 bits necessitando de um quinto bit. Na questão 4, a</text:span><text:span text:style-name="T20">s</text:span><text:span text:style-name="T19"> subtração </text:span><text:span text:style-name="T21">também </text:span><text:span text:style-name="T20">estouraram, pois o valor que está subtraindo pegou “emprestado” do </text:span><text:span text:style-name="T22">carry</text:span><text:span text:style-name="T20">. </text:span><text:span text:style-name="T6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Fira Code" svg:font-family="'Fira Code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 Slab" svg:font-family="'Roboto Slab'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F" style:font-size-asian="11pt" style:language-asian="pt" style:country-asian="B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F" style:font-size-asian="11pt" style:language-asian="pt" style:country-asian="BR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382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5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2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19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3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0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27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5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0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 b</meta:initial-creator>
    <meta:editing-cycles>36</meta:editing-cycles>
    <meta:creation-date>2020-09-29T00:35:00</meta:creation-date>
    <dc:date>2022-07-19T21:42:59.603008707</dc:date>
    <meta:editing-duration>P1DT1H51M37S</meta:editing-duration>
    <meta:generator>LibreOffice/7.3.4.2$Linux_X86_64 LibreOffice_project/30$Build-2</meta:generator>
    <meta:document-statistic meta:table-count="0" meta:image-count="0" meta:object-count="4" meta:page-count="1" meta:paragraph-count="20" meta:word-count="174" meta:character-count="1207" meta:non-whitespace-character-count="950"/>
    <meta:user-defined meta:name="AppVersion">14.0000</meta:user-defined>
    <meta:user-defined meta:name="Company">ab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 columnalign="right">
          <mrow>
            <mover>
              <mn>0</mn>
              <mn>1</mn>
            </mover>
            <mover>
              <mn>1</mn>
              <mn>1</mn>
            </mover>
            <mn>1</mn>
            <mn>0</mn>
          </mrow>
        </mtd>
      </mtr>
      <mtr>
        <mtd columnalign="right">
          <munder accentunder="true">
            <mrow>
              <mo stretchy="false">+</mo>
              <mn>1011</mn>
            </mrow>
            <mo>̲</mo>
          </munder>
        </mtd>
      </mtr>
      <mtr>
        <mtd columnalign="right">
          <mn>10011</mn>
        </mtd>
      </mtr>
    </mtable>
    <annotation encoding="StarMath 5.0">stack{ 
	nospace {alignr 0 csup{1} 1 csup{1} 1 0} # 
	alignr underline +1011 # 
	alignr10011   } </annotation>
  </semantics>
</math>
</file>

<file path=Object 2/content.xml><?xml version="1.0" encoding="utf-8"?>
<math xmlns="http://www.w3.org/1998/Math/MathML" display="block">
  <semantics>
    <mtable>
      <mtr>
        <mtd columnalign="right">
          <mrow>
            <mover>
              <mn>0</mn>
              <mn>1</mn>
            </mover>
            <mover>
              <mn>1</mn>
              <mn>1</mn>
            </mover>
            <mover>
              <mn>1</mn>
              <mn>1</mn>
            </mover>
            <mn>1</mn>
          </mrow>
        </mtd>
      </mtr>
      <mtr>
        <mtd columnalign="right">
          <munder accentunder="true">
            <mrow>
              <mo stretchy="false">+</mo>
              <mn>1011</mn>
            </mrow>
            <mo>̲</mo>
          </munder>
        </mtd>
      </mtr>
      <mtr>
        <mtd columnalign="right">
          <mn>10010</mn>
        </mtd>
      </mtr>
    </mtable>
    <annotation encoding="StarMath 5.0">stack{ nospace {alignr 0 csup{1} 1 csup{1} 1 csup{1} 1} # alignr underline +1011 # alignr 10010   } </annotation>
  </semantics>
</math>
</file>

<file path=Object 3/content.xml><?xml version="1.0" encoding="utf-8"?>
<math xmlns="http://www.w3.org/1998/Math/MathML" display="block">
  <semantics>
    <mtable>
      <mtr>
        <mtd columnalign="right">
          <mrow>
            <mn>0</mn>
            <menclose notation="horizontalstrike">
              <mover>
                <mn>1</mn>
                <mn>0</mn>
              </mover>
            </menclose>
            <menclose notation="horizontalstrike">
              <mover>
                <mn>1</mn>
                <mn>10</mn>
              </mover>
            </menclose>
            <menclose notation="horizontalstrike">
              <mover>
                <mn>0</mn>
                <mn>10</mn>
              </mover>
            </menclose>
          </mrow>
        </mtd>
      </mtr>
      <mtr>
        <mtd columnalign="right">
          <munder accentunder="true">
            <mrow>
              <mo stretchy="false">−</mo>
              <mn>1011</mn>
            </mrow>
            <mo>̲</mo>
          </munder>
        </mtd>
      </mtr>
      <mtr>
        <mtd columnalign="right">
          <mn>10011</mn>
        </mtd>
      </mtr>
    </mtable>
    <annotation encoding="StarMath 5.0">stack{ alignr nospace{0 overstrike {1} csup 0 overstrike{1} csup 10 overstrike{0} csup 10}#
	    alignr underline nospace {-1011} # 
	    alignr 10011   } </annotation>
  </semantics>
</math>
</file>

<file path=Object 4/content.xml><?xml version="1.0" encoding="utf-8"?>
<math xmlns="http://www.w3.org/1998/Math/MathML" display="block">
  <semantics>
    <mtable>
      <mtr>
        <mtd columnalign="right">
          <mn>0111</mn>
        </mtd>
      </mtr>
      <mtr>
        <mtd columnalign="right">
          <munder accentunder="true">
            <mrow>
              <mo stretchy="false">−</mo>
              <mn>1001</mn>
            </mrow>
            <mo>̲</mo>
          </munder>
        </mtd>
      </mtr>
      <mtr>
        <mtd columnalign="right">
          <mn>10110</mn>
        </mtd>
      </mtr>
    </mtable>
    <annotation encoding="StarMath 5.0">stack{ alignr nospace{0111}#
	    alignr underline nospace {-1001} # 
	    alignr 10110} </annotation>
  </semantics>
</math>
</file>